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9:06</text:p>
      <text:p text:style-name="Standard">Briefing af kontaktpersoner</text:p>
      <text:p text:style-name="Standard">Ingen problemer</text:p>
      <text:p text:style-name="Standard"/>
      <text:p text:style-name="Standard">09:10</text:p>
      <text:p text:style-name="Standard">Opgaver udleveres</text:p>
      <text:p text:style-name="Standard">Test påbegyndes</text:p>
      <text:p text:style-name="Standard"/>
      <text:p text:style-name="Standard">09:11</text:p>
      <text:p text:style-name="Standard">Testtproblem støder på problemer angående login, specifikt at oprette en profil.</text:p>
      <text:p text:style-name="Standard"/>
      <text:p text:style-name="Standard">09:13</text:p>
      <text:p text:style-name="Standard">testperson husker at tale højt.</text:p>
      <text:p text:style-name="Standard"/>
      <text:p text:style-name="Standard">09:14</text:p>
      <text:p text:style-name="Standard">testperson går tilbage for at oprette en profil til et barn, i stedet for at benytte hovedmenuen.</text:p>
      <text:p text:style-name="Standard"/>
      <text:p text:style-name="Standard">09:15</text:p>
      <text:p text:style-name="Standard">http fejl opstår.</text:p>
      <text:p text:style-name="Standard">Under tilføj profil står der pludselig</text:p>
      <text:p text:style-name="Standard">”/imagesnullMette Als oprettet”</text:p>
      <text:p text:style-name="Standard"/>
      <text:p text:style-name="Standard">09:16</text:p>
      <text:p text:style-name="Standard">Der laves en fejl, og alt data bliver slettet fra skemaet. Dette ærgrer kontaktpersonen.</text:p>
      <text:p text:style-name="Standard"/>
      <text:p text:style-name="Standard"/>
      <text:p text:style-name="Standard">09:17</text:p>
      <text:p text:style-name="Standard">”Adgang til Apps” virker forvirrende. Dette skyldes måske TestAppe1 og TestAppe2.</text:p>
      <text:p text:style-name="Standard"/>
      <text:p text:style-name="Standard">09:18</text:p>
      <text:p text:style-name="Standard">Testtperson får problemer fordi hun ikke opdager at browseren har en scrollbar i bunden.</text:p>
      <text:p text:style-name="Standard"/>
      <text:p text:style-name="Standard">09:20</text:p>
      <text:p text:style-name="Standard">De går videre til næste opgave</text:p>
      <text:p text:style-name="Standard"/>
      <text:p text:style-name="Standard">09:22</text:p>
      <text:p text:style-name="Standard">Testperson arbejder med Admin app.</text:p>
      <text:p text:style-name="Standard"/>
      <text:p text:style-name="Standard">09:25</text:p>
      <text:p text:style-name="Standard">Testperson forvirres af brugerflade, specifikt for mange begreber hun ikke er helt sikker på.</text:p>
      <text:p text:style-name="Standard"/>
      <text:p text:style-name="Standard">09:28</text:p>
      <text:p text:style-name="Standard">Systemet begynder at give mening for testpersonen.</text:p>
      <text:p text:style-name="Standard"/>
      <text:p text:style-name="Standard">09:30</text:p>
      <text:p text:style-name="Standard">Test afbrydes.</text:p>
      <text:p text:style-name="Standard"/>
      <text:p text:style-name="Standard">09:30</text:p>
      <text:p text:style-name="Standard">Test evalueri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Dalhoff-Jensen</meta:initial-creator>
    <meta:creation-date>2012-05-22T09:03:00.42</meta:creation-date>
    <meta:generator>OpenOffice.org/3.3$Win32 OpenOffice.org_project/330m20$Build-9567</meta:generator>
    <dc:date>2012-05-22T09:31:26.71</dc:date>
    <dc:creator>Rasmus Dalhoff-Jensen</dc:creator>
    <meta:editing-duration>PT28M28S</meta:editing-duration>
    <meta:editing-cycles>2</meta:editing-cycles>
    <meta:document-statistic meta:table-count="0" meta:image-count="0" meta:object-count="0" meta:page-count="1" meta:paragraph-count="34" meta:word-count="146" meta:character-count="936"/>
  </office:meta>
</office:document-meta>
</file>